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Standard">
      <style:paragraph-properties fo:text-align="justify" style:justify-single-word="false"/>
      <style:text-properties style:font-name="Adwaita Mono" fo:font-size="13pt" officeooo:rsid="000253b8" officeooo:paragraph-rsid="000253b8" style:font-size-asian="13pt" style:font-size-complex="13pt"/>
    </style:style>
    <style:style style:name="P2" style:family="paragraph" style:parent-style-name="Standard">
      <style:text-properties style:font-name="Adwaita Mono" fo:font-size="40pt" officeooo:rsid="000253b8" officeooo:paragraph-rsid="000253b8" style:font-size-asian="40pt" style:font-size-complex="40pt"/>
    </style:style>
    <style:style style:name="P3" style:family="paragraph" style:parent-style-name="Standard">
      <style:text-properties style:font-name="Adwaita Mono" fo:font-size="13pt" officeooo:rsid="000253b8" officeooo:paragraph-rsid="000aa428" style:font-size-asian="13pt" style:font-size-complex="13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Standard">
      <style:text-properties style:font-name="Adwaita Mono" fo:font-size="13pt" officeooo:rsid="00039f55" officeooo:paragraph-rsid="00048cc1" style:font-size-asian="11.3500003814697pt" style:font-size-complex="13pt"/>
    </style:style>
    <style:style style:name="P6" style:family="paragraph" style:parent-style-name="Standard">
      <style:text-properties style:font-name="Adwaita Mono" fo:font-size="13pt" officeooo:rsid="00048cc1" officeooo:paragraph-rsid="0006c4b2" style:font-size-asian="11.3500003814697pt" style:font-size-complex="13pt"/>
    </style:style>
    <style:style style:name="P7" style:family="paragraph" style:parent-style-name="Standard">
      <style:text-properties style:font-name="Adwaita Mono" fo:font-size="13pt" fo:font-weight="normal" officeooo:rsid="0006c4b2" officeooo:paragraph-rsid="0006c4b2" style:font-size-asian="13pt" style:font-weight-asian="normal" style:font-size-complex="13pt" style:font-weight-complex="normal"/>
    </style:style>
    <style:style style:name="P8" style:family="paragraph" style:parent-style-name="Standard">
      <style:text-properties style:font-name="Adwaita Mono" fo:font-size="13pt" officeooo:rsid="00059374" officeooo:paragraph-rsid="0006c4b2" style:font-size-asian="11.3500003814697pt" style:font-size-complex="13pt"/>
    </style:style>
    <style:style style:name="P9" style:family="paragraph" style:parent-style-name="Standard">
      <style:paragraph-properties fo:text-align="end" style:justify-single-word="false"/>
      <style:text-properties style:font-name="Adwaita Mono" fo:font-size="16pt" officeooo:rsid="0006c4b2" officeooo:paragraph-rsid="0006c4b2" style:font-size-asian="14pt" style:font-size-complex="16pt"/>
    </style:style>
    <style:style style:name="P10" style:family="paragraph" style:parent-style-name="Standard">
      <style:paragraph-properties fo:text-align="start" style:justify-single-word="false"/>
      <style:text-properties style:font-name="Adwaita Mono" fo:font-size="16pt" fo:font-weight="bold" officeooo:rsid="0006c4b2" officeooo:paragraph-rsid="0006c4b2" style:font-size-asian="14pt" style:font-weight-asian="bold" style:font-size-complex="16pt" style:font-weight-complex="bold"/>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font-name="Adwaita Mono" fo:font-size="13pt" fo:font-weight="normal" officeooo:rsid="0006f0db" officeooo:paragraph-rsid="0006f0db" style:font-size-asian="11.3500003814697pt" style:font-weight-asian="normal" style:font-size-complex="13pt" style:font-weight-complex="normal"/>
    </style:style>
    <style:style style:name="P12" style:family="paragraph" style:parent-style-name="Footnote">
      <style:text-properties officeooo:rsid="000aa428" officeooo:paragraph-rsid="000aa428"/>
    </style:style>
    <style:style style:name="P1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loext:opacity="100%" style:font-name="Adwaita Mono" fo:font-size="13pt" fo:font-weight="normal" officeooo:rsid="0009227c" officeooo:paragraph-rsid="0009227c" fo:background-color="transparent" style:font-size-asian="11.3500003814697pt" style:font-weight-asian="normal" style:font-size-complex="13pt"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9227c" officeooo:paragraph-rsid="0009227c" fo:background-color="transparent" style:font-size-asian="11.3500003814697pt" style:font-weight-asian="normal" style:font-size-complex="13pt"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aa428" officeooo:paragraph-rsid="000aa428" fo:background-color="transparent" style:font-size-asian="11.3500003814697pt" style:font-weight-asian="normal" style:font-size-complex="13pt" style:font-weight-complex="normal"/>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aa428" officeooo:paragraph-rsid="000aa428" fo:background-color="transparent" style:font-size-asian="11.3500003814697pt" style:font-weight-asian="normal" style:font-size-complex="13pt" style:font-weight-complex="normal"/>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aa428" officeooo:paragraph-rsid="000b78e8" fo:background-color="transparent" style:font-size-asian="11.3500003814697pt" style:font-weight-asian="normal" style:font-size-complex="13pt" style:font-weight-complex="normal"/>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b78e8" officeooo:paragraph-rsid="000d57f5" fo:background-color="transparent" style:font-size-asian="11.3500003814697pt" style:font-weight-asian="normal" style:font-size-complex="13pt" style:font-weight-complex="normal"/>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d57f5" officeooo:paragraph-rsid="000d57f5" fo:background-color="transparent" style:font-size-asian="11.3500003814697pt" style:font-weight-asian="normal" style:font-size-complex="13pt" style:font-weight-complex="normal"/>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b7f15" officeooo:paragraph-rsid="000e1f2b" fo:background-color="transparent" style:font-size-asian="11.3500003814697pt" style:font-weight-asian="normal" style:font-size-complex="13pt" style:font-weight-complex="normal"/>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e1f2b" officeooo:paragraph-rsid="000e1f2b" fo:background-color="transparent" style:font-size-asian="11.3500003814697pt" style:font-weight-asian="normal" style:font-size-complex="13pt" style:font-weight-complex="normal"/>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font-name="Adwaita Mono" fo:font-size="20pt" fo:font-weight="bold" officeooo:rsid="000b7f15" officeooo:paragraph-rsid="000e1f2b" fo:background-color="transparent" style:font-size-asian="20pt" style:font-weight-asian="bold" style:font-size-complex="20pt" style:font-weight-complex="bold"/>
    </style:style>
    <style:style style:name="P2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loext:opacity="100%" style:font-name="Adwaita Mono" fo:font-size="13pt" fo:font-weight="normal" officeooo:rsid="000f526a" officeooo:paragraph-rsid="000fb65b" fo:background-color="transparent" style:font-size-asian="11.3500003814697pt" style:font-weight-asian="normal" style:font-size-complex="13pt" style:font-weight-complex="normal"/>
    </style:style>
    <style:style style:name="P2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loext:opacity="100%" style:font-name="Adwaita Mono" fo:font-size="13pt" fo:font-weight="normal" officeooo:rsid="000f526a" officeooo:paragraph-rsid="00101cb4" fo:background-color="transparent" style:font-size-asian="11.3500003814697pt" style:font-weight-asian="normal" style:font-size-complex="13pt" style:font-weight-complex="normal"/>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0f526a" officeooo:paragraph-rsid="0011ea2d" fo:background-color="transparent" style:font-size-asian="11.3500003814697pt" style:font-weight-asian="normal" style:font-size-complex="13pt" style:font-weight-complex="normal"/>
    </style:style>
    <style:style style:name="P2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1ea2d" officeooo:paragraph-rsid="0011ea2d" fo:background-color="transparent" style:font-size-asian="11.3500003814697pt" style:font-weight-asian="normal" style:font-size-complex="13pt" style:font-weight-complex="normal"/>
    </style:style>
    <style:style style:name="P27" style:family="paragraph" style:parent-style-name="Standard" style:list-style-name="L1">
      <loext:graphic-properties draw:fill="none"/>
      <style:paragraph-properties fo:text-align="start" style:justify-single-word="false" fo:background-color="transparent"/>
      <style:text-properties fo:color="#000000" loext:opacity="100%" style:font-name="Adwaita Mono" fo:font-size="13pt" fo:font-weight="normal" officeooo:rsid="000f526a" officeooo:paragraph-rsid="0011ea2d" fo:background-color="transparent" style:font-size-asian="11.3500003814697pt" style:font-weight-asian="normal" style:font-size-complex="13pt" style:font-weight-complex="normal"/>
    </style:style>
    <style:style style:name="P2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loext:opacity="100%" style:font-name="Adwaita Mono" fo:font-size="13pt" fo:font-weight="normal" officeooo:rsid="0016a15f" officeooo:paragraph-rsid="0016a15f" fo:background-color="transparent" style:font-size-asian="11.3500003814697pt" style:font-weight-asian="normal" style:font-size-complex="13pt" style:font-weight-complex="normal"/>
    </style:style>
    <style:style style:name="P2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6a15f" officeooo:paragraph-rsid="0016a15f" fo:background-color="transparent" style:font-size-asian="11.3500003814697pt" style:font-weight-asian="normal" style:font-size-complex="13pt" style:font-weight-complex="normal"/>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font-name="Adwaita Mono" fo:font-size="20pt" fo:font-weight="bold" officeooo:rsid="0016a15f" officeooo:paragraph-rsid="0016a15f" fo:background-color="transparent" style:font-size-asian="17.5pt" style:font-weight-asian="bold" style:font-size-complex="20pt" style:font-weight-complex="bold"/>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font-name="Adwaita Mono" fo:font-size="13pt" fo:font-weight="normal" officeooo:rsid="0016a15f" officeooo:paragraph-rsid="0016a15f" fo:background-color="transparent" style:font-size-asian="11.3500003814697pt" style:font-weight-asian="normal" style:font-size-complex="13pt" style:font-weight-complex="normal"/>
    </style:style>
    <style:style style:name="P3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7f547" officeooo:paragraph-rsid="0018ae1d" fo:background-color="transparent" style:font-size-asian="11.3500003814697pt" style:font-weight-asian="normal" style:font-size-complex="13pt" style:font-weight-complex="normal"/>
    </style:style>
    <style:style style:name="P3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8ae1d" officeooo:paragraph-rsid="0018ae1d" fo:background-color="transparent" style:font-size-asian="11.3500003814697pt" style:font-weight-asian="normal" style:font-size-complex="13pt" style:font-weight-complex="normal"/>
    </style:style>
    <style:style style:name="P3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8cdb6" officeooo:paragraph-rsid="0018cdb6" fo:background-color="transparent" style:font-size-asian="11.3500003814697pt" style:font-weight-asian="normal" style:font-size-complex="13pt" style:font-weight-complex="normal"/>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font-name="Adwaita Mono" fo:font-size="13pt" fo:font-weight="normal" officeooo:rsid="0018cdb6" officeooo:paragraph-rsid="0018cdb6" fo:background-color="transparent" style:font-size-asian="11.3500003814697pt" style:font-weight-asian="normal" style:font-size-complex="13pt" style:font-weight-complex="normal"/>
    </style:style>
    <style:style style:name="P3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font-name="Adwaita Mono" fo:font-size="20pt" fo:font-weight="bold" officeooo:rsid="00191a50" officeooo:paragraph-rsid="00191a50" fo:background-color="transparent" style:font-size-asian="17.5pt" style:font-weight-asian="bold" style:font-size-complex="20pt" style:font-weight-complex="bold"/>
    </style:style>
    <style:style style:name="P3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loext:opacity="100%" style:font-name="Adwaita Mono" fo:font-size="13pt" fo:font-weight="normal" officeooo:rsid="00191a50" officeooo:paragraph-rsid="00191a50" fo:background-color="transparent" style:font-size-asian="11.3500003814697pt" style:font-weight-asian="normal" style:font-size-complex="13pt" style:font-weight-complex="normal"/>
    </style:style>
    <style:style style:name="P3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91a50" officeooo:paragraph-rsid="001ab03d" fo:background-color="transparent" style:font-size-asian="11.3500003814697pt" style:font-weight-asian="normal" style:font-size-complex="13pt" style:font-weight-complex="normal"/>
    </style:style>
    <style:style style:name="P3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ab03d" officeooo:paragraph-rsid="001ab03d" fo:background-color="transparent" style:font-size-asian="11.3500003814697pt" style:font-weight-asian="normal" style:font-size-complex="13pt" style:font-weight-complex="normal"/>
    </style:style>
    <style:style style:name="P4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loext:opacity="100%" style:font-name="Adwaita Mono" fo:font-size="13pt" fo:font-weight="normal" officeooo:rsid="001b18fd" officeooo:paragraph-rsid="001b18fd" fo:background-color="transparent" style:font-size-asian="11.3500003814697pt" style:font-weight-asian="normal" style:font-size-complex="13pt" style:font-weight-complex="normal"/>
    </style:style>
    <style:style style:name="T1" style:family="text">
      <style:text-properties fo:font-size="20pt" style:font-size-asian="20pt" style:font-size-complex="20pt"/>
    </style:style>
    <style:style style:name="T2" style:family="text">
      <style:text-properties fo:font-size="16pt" fo:font-weight="bold" officeooo:rsid="00039f55"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officeooo:rsid="00048cc1"/>
    </style:style>
    <style:style style:name="T5" style:family="text">
      <style:text-properties officeooo:rsid="00059374"/>
    </style:style>
    <style:style style:name="T6" style:family="text">
      <style:text-properties fo:font-size="16pt" fo:font-weight="bold" officeooo:rsid="0006c4b2" style:font-size-asian="16pt" style:font-weight-asian="bold" style:font-size-complex="16pt" style:font-weight-complex="bold"/>
    </style:style>
    <style:style style:name="T7" style:family="text">
      <style:text-properties fo:font-size="40pt" officeooo:rsid="0006c4b2" style:font-size-asian="40pt" style:font-size-complex="40pt"/>
    </style:style>
    <style:style style:name="T8" style:family="text">
      <style:text-properties fo:font-size="40pt" officeooo:rsid="0008a4a2" style:font-size-asian="40pt" style:font-size-complex="40pt"/>
    </style:style>
    <style:style style:name="T9" style:family="text">
      <style:text-properties officeooo:rsid="0008a4a2"/>
    </style:style>
    <style:style style:name="T10" style:family="text">
      <style:text-properties fo:color="#000000" loext:opacity="100%" officeooo:rsid="0008a4a2" fo:background-color="transparent" loext:char-shading-value="0"/>
    </style:style>
    <style:style style:name="T11" style:family="text">
      <style:text-properties fo:color="#000000" loext:opacity="100%" officeooo:rsid="0008a4a2" fo:background-color="transparent" loext:char-shading-value="0"/>
    </style:style>
    <style:style style:name="T12" style:family="text">
      <style:text-properties fo:color="#000000" loext:opacity="100%" officeooo:rsid="0015eb5e" fo:background-color="transparent" loext:char-shading-value="0"/>
    </style:style>
    <style:style style:name="T13" style:family="text">
      <style:text-properties fo:color="#000000" loext:opacity="100%" officeooo:rsid="0009227c" fo:background-color="transparent" loext:char-shading-value="0"/>
    </style:style>
    <style:style style:name="T14" style:family="text">
      <style:text-properties officeooo:rsid="000aa428"/>
    </style:style>
    <style:style style:name="T15" style:family="text">
      <style:text-properties officeooo:rsid="000b2b27"/>
    </style:style>
    <style:style style:name="T16" style:family="text">
      <style:text-properties officeooo:rsid="0015eb5e"/>
    </style:style>
    <style:style style:name="T17" style:family="text">
      <style:text-properties officeooo:rsid="000b78e8"/>
    </style:style>
    <style:style style:name="T18" style:family="text">
      <style:text-properties officeooo:rsid="000b7f15"/>
    </style:style>
    <style:style style:name="T19" style:family="text">
      <style:text-properties officeooo:rsid="000d57f5"/>
    </style:style>
    <style:style style:name="T20" style:family="text">
      <style:text-properties officeooo:rsid="000e1f2b"/>
    </style:style>
    <style:style style:name="T21" style:family="text">
      <style:text-properties officeooo:rsid="000fb65b"/>
    </style:style>
    <style:style style:name="T22" style:family="text">
      <style:text-properties officeooo:rsid="00101cb4"/>
    </style:style>
    <style:style style:name="T23" style:family="text">
      <style:text-properties officeooo:rsid="0011ea2d"/>
    </style:style>
    <style:style style:name="T24" style:family="text">
      <style:text-properties officeooo:rsid="00139df5"/>
    </style:style>
    <style:style style:name="T25" style:family="text">
      <style:text-properties officeooo:rsid="0017f547"/>
    </style:style>
    <style:style style:name="T26" style:family="text">
      <style:text-properties officeooo:rsid="0018ae1d"/>
    </style:style>
    <style:style style:name="T27" style:family="text">
      <style:text-properties officeooo:rsid="0018cdb6"/>
    </style:style>
    <style:style style:name="T28" style:family="text">
      <style:text-properties officeooo:rsid="00191a50"/>
    </style:style>
    <style:style style:name="T29" style:family="text">
      <style:text-properties officeooo:rsid="001ab03d"/>
    </style:style>
    <style:style style:name="T30" style:family="text">
      <style:text-properties officeooo:rsid="001b18fd"/>
    </style:style>
    <style:style style:name="T31" style:family="text">
      <style:text-properties officeooo:rsid="001bf6d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4335in" fo:text-indent="-0.25in" fo:margin-left="1.43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835in" fo:text-indent="-0.25in" fo:margin-left="1.68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335in" fo:text-indent="-0.25in" fo:margin-left="1.93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1835in" fo:text-indent="-0.25in" fo:margin-left="2.18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335in" fo:text-indent="-0.25in" fo:margin-left="2.43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6835in" fo:text-indent="-0.25in" fo:margin-left="2.68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335in" fo:text-indent="-0.25in" fo:margin-left="2.93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1835in" fo:text-indent="-0.25in" fo:margin-left="3.18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335in" fo:text-indent="-0.25in" fo:margin-left="3.43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6835in" fo:text-indent="-0.25in" fo:margin-left="3.683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Матт Вейстфілд</text:span> <text:tab/><text:tab/><text:tab/><text:tab/><text:tab/><text:span text:style-name="T1">п’яте видання</text:span></text:p>
      <text:p text:style-name="P2"/>
      <text:p text:style-name="P2"/>
      <text:p text:style-name="P2"/>
      <text:p text:style-name="P2"/>
      <text:p text:style-name="P2"/>
      <text:p text:style-name="P2"/>
      <text:p text:style-name="P2">Об’єкто-орієнтований процес мислення</text:p>
      <text:p text:style-name="P3"><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Переклала Вікторія Байдецька для вільного розповсюдження та використання<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Вдячність до Шерон, Стайсі, Стефанії та Паули<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Зміст</text:p>
          </text:index-title>
          <text:p text:style-name="P4"><text:a xlink:type="simple" xlink:href="#1%19%D0%92%D1%81%D1%82%D1%83%D0%BF%19C%7Ctoxmark" office:name="Вступ" text:style-name="Index_20_Link" text:visited-style-name="Index_20_Link">Вступ<text:tab/>8</text:a></text:p>
        </text:index-body>
      </text:table-of-content>
      <text:p text:style-name="P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span text:style-name="T2">Про автора</text:span></text:p>
      <text:p text:style-name="P5"><text:span text:style-name="T3">Матт Вейстфілд</text:span> це викладач, розробник програмного забезпечення та автор з Клівланду Охайо.Перш ніж викладати в унівеситеті на повну ставку він 20 років провів програмістом та бізнесменом в індустрії інформаційних тегнологій.<text:span text:style-name="T4">Здобув магістратуру за спеціальністю комп’ютерні науки та є майтром ділового адміністрування. Окрім кількох виданнь … він також написав ще дві книжки з розробки програмного забезпечення та опублікував численні статті в журналах та онлайн виданнях: </text:span><text:a xlink:type="simple" xlink:href="http://informit.com/" text:style-name="Internet_20_link" text:visited-style-name="Visited_20_Internet_20_Link"><text:span text:style-name="T4">informi.com</text:span></text:a><text:span text:style-name="T4">, </text:span><text:a xlink:type="simple" xlink:href="http://developer.com/" text:style-name="Internet_20_link" text:visited-style-name="Visited_20_Internet_20_Link"><text:span text:style-name="T4">developer.com</text:span></text:a><text:span text:style-name="T4">, </text:span><text:a xlink:type="simple" xlink:href="https://en.wikipedia.org/wiki/Dr._Dobb's_Journal" text:style-name="Internet_20_link" text:visited-style-name="Visited_20_Internet_20_Link"><text:span text:style-name="T4">виданн</text:span><text:span text:style-name="T5">я</text:span><text:span text:style-name="T4"> Доктора Добба</text:span></text:a><text:span text:style-name="T4">,</text:span><text:a xlink:type="simple" xlink:href="https://en.wikipedia.org/wiki/C/C%2B%2B_Users_Journal" text:style-name="Internet_20_link" text:visited-style-name="Visited_20_Internet_20_Link"><text:span text:style-name="T4">видання користувача C/C++</text:span></text:a><text:span text:style-name="T4">,</text:span></text:p>
      <text:p text:style-name="P6">Журнал розро<text:span text:style-name="T5">б</text:span>ки програмного забезпечення, джава звіт, та <text:a xlink:type="simple" xlink:href="https://www.sciencedirect.com/journal/international-journal-of-project-management" text:style-name="Internet_20_link" text:visited-style-name="Visited_20_Internet_20_Link">міжнародне видання <text:span text:style-name="T5">Проєкт Менеджмент</text:span></text:a><text:span text:style-name="T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5"><text:line-break/></text:span><text:span text:style-name="T6">Конструктивна критика заохочується</text:span></text:p>
      <text:p text:style-name="P7">Шановний читачу цю книгу переклала студентка, тож якщо є якась критика, прошу надати мені її за адресою <text:a xlink:type="simple" xlink:href="mailto:v.baydetska@gmail.com" text:style-name="Internet_20_link" text:visited-style-name="Visited_20_Internet_20_Link">v.baydetska@gmail.com</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pan text:style-name="T6">Деякі джерела використані в цьому виданні</text:span><text:line-break/>Figure 8.1, screenshot of Microsoft word copyright © Microsoft 2019.<text:line-break/>Figure 8.2, screenshot of API documentation copyright © 1993, 2018, Oracl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toc-mark-start text:id="IMark94290759356448" text:outline-level="1"/><text:span text:style-name="T7">В</text:span><text:span text:style-name="T8">ступ</text:span><text:toc-mark-end text:id="IMark94290759356448"/></text:p>
      <text:p text:style-name="P9"/>
      <text:p text:style-name="P9"/>
      <text:p text:style-name="P9"/>
      <text:p text:style-name="P9"/>
      <text:p text:style-name="P9"/>
      <text:p text:style-name="P9"/>
      <text:p text:style-name="P9"/>
      <text:p text:style-name="P10">Маштаб цієї книжки</text:p>
      <text:p text:style-name="P11">Як цже сказано у назві у цьому творі йтиметься про обєкто-орієнтований процес мислення. Хоча вибір теми та назви книги є важливим рішенням, ці рішення не завжди простіколи йде мова про високо-концептуальні темою. <text:span text:style-name="T9">Баагато книжок провадятьмову про той чи інший рівень пронрамування та об’єкто орієнтування. Декілька популярних книжок зачіпають такі теми як, ОО</text:span><text:span text:style-name="T9"><text:note text:id="ftn1" text:note-class="footnote"><text:note-citation>1</text:note-citation><text:note-body><text:p text:style-name="P12">Об’єкто орієнтований</text:p></text:note-body></text:note></text:span><text:span text:style-name="T9"> аналіз, ОО дизайн, ОО програмування, дизайн </text:span><text:span text:style-name="T10">паттернів</text:span><text:span text:style-name="T11">, ОО </text:span><text:span text:style-name="T10">да</text:span><text:span text:style-name="T12">нні</text:span><text:span text:style-name="T11">(xml), </text:span><text:span text:style-name="T12">уніфікована мова програмування</text:span><text:span text:style-name="T11">, </text:span><text:span text:style-name="T13">ОО веб розробка, ОО розробка мобільних застосунків,різноманітні ОО мови програмування та інші теми пов’язані з ОО програмуванням(ООП).</text:span></text:p>
      <text:p text:style-name="P13">Однак проглядаючи згадані вище твори багато хто не усвідомлює що усі ці теми збудовані на єдиній основі: як мислити в ОО стилі.Зачасту професійні розробники та й студенти поринають в ці книжки не усвідомлюючи базових конціптів за кодом який вони вивчають.</text:p>
      <text:p text:style-name="P14">Я вважаю що вивчення цих базових уонцептів здійснюється не шляхом вивчення конкретних методів розробки, мов програмування чи набору інструментів. <text:span text:style-name="T14">Об’єкто орієнтоване програмування, на хлопський розум, є радше способом мислення.Ця книжка має за мету пояснити та допомогти розвинути ОО спосіб мислення.</text:span></text:p>
      <text:p text:style-name="P15">Відділи мови, звичаї розробки та інструментів – нелегке завдання. Часто люди знайомляться з ООП одразу ж разом з мовою програмування. Наприклад, багато років тому, значна кількість С розробників <text:s/>ознайомились з концептами ООП мігрувавши на С++, не маючи жодного попереднього досвіду з ОО концептами.</text:p>
      <text:p text:style-name="P16"><text:soft-page-break/>Розуміння <text:span text:style-name="T15">важливих відмінностей між вичення ОО концептів та власне програмуванням на ОО мова є важливим. Я звернув на це увагу задовго до написання першого видання цієї книги, коли я читав різноманітні статті в тому числі й Крайга Лармана “Що </text:span><text:s/><text:span text:style-name="T16">УММ</text:span><text:span text:style-name="T15"> і що не </text:span><text:span text:style-name="T16">УММ</text:span><text:span text:style-name="T15">” в якій він пише:</text:span></text:p>
      <text:p text:style-name="P17"><text:tab/><text:span text:style-name="T15">Нажаль, в контексті розробки програмного забезпеченнч <text:tab/><text:tab/><text:tab/>та </text:span><text:span text:style-name="T16">УММ</text:span><text:span text:style-name="T15"> діаграм, здобуття навиків необхідних для того <text:tab/><text:tab/><text:tab/>щоб читати та писати </text:span><text:span text:style-name="T16">УММ</text:span><text:span text:style-name="T15"> нотатки, </text:span><text:span text:style-name="T17">схоже що часто <text:tab/><text:tab/><text:tab/><text:tab/>прирівнюють до навиків у об’єкто-орієнтованому аналізі <text:tab/><text:tab/>та дизайні. Звичайно це не так й друге – важливіше за <text:tab/><text:tab/><text:tab/>перше.Отже, я раджу прагнути освіту та освітні <text:tab/><text:tab/><text:tab/><text:tab/>матеріали які відділяють навики у об’єкто-<text:tab/><text:tab/><text:tab/><text:tab/><text:tab/>орієнтованому аналізі та дизайні від МВП нотаток чи <text:tab/><text:tab/><text:tab/>випадку використання інструменту.</text:span></text:p>
      <text:p text:style-name="P18">Хоч, вивчення <text:s/>візуального програмування є важливим кроком,<text:span text:style-name="T18">вивчення спершу ОО навиків є набагато важливішим. Вивчення МВП не розуміючи принципів ООП </text:span><text:span text:style-name="T19">це все одно що намагатись читати елктричні креслення без жодних попередніх знань про електрику.</text:span></text:p>
      <text:p text:style-name="P19">Така ж помидка виникає і з мовами програмування. Як уже згадувалось раніше багато С програмістів перейшли у вимір ООП мігруючи до С++ не маючи при цьому і дещиці знань про власне ООП. Це питання часто ставлять підчас співбесід, Досить часто розробники які стверджують що вони С++ програмісти насправді програмують на С використовуючи С++ компілятори.Навіть зараз коли такі мови як: C# .NET, VB .NET, Objective-C, Swift та Java досить розповсюджені декілька ключових питань підчас співбесіди можуть легко викрити необізнаність в ООП.</text:p>
      <text:p text:style-name="P20"><text:span text:style-name="T19">Ранні версії Visual Basic не ОО. С не ОО й С++ була розроблена </text:span><text:span text:style-name="T20">назад сумісною з С.Через це є цілком можливим використання С++ компілятора використовуючи виключно С синтаксис та не користуючись з ОО фіч які пропонує С++. Objactive-C <text:s/>була створена як розширення для стандартної ANSI C мови. Навіть гірше розробник може використати рівно достатньо ООП щоб зробити код не читабельм як для людей яуі знають ООП так і для тих хто не знає.</text:span></text:p>
      <text:p text:style-name="P21">Тож, це критично важливо що будь-хто хто вивчає ОО середовища розробки спершу вивчить теоретичні основи ООП та ОО мислення перш ніж поринати напряму в код.</text:p>
      <text:p text:style-name="P20"/>
      <text:p text:style-name="P20"/>
      <text:p text:style-name="P22"><text:soft-page-break/><text:toc-mark-start text:id="IMark94290759356448" text:outline-level="2"/><text:toc-mark-start text:id="IMark94290745637856" text:outline-level="2"/><text:span text:style-name="T20">Що нового </text:span><text:toc-mark-start text:id="IMark94290759194352" text:outline-level="1"/><text:span text:style-name="T20">у</text:span><text:toc-mark-end text:id="IMark94290759194352"/><text:span text:style-name="T20"> п’ятому виданні?</text:span><text:toc-mark-end text:id="IMark94290745637856"/><text:toc-mark-end text:id="IMark94290759356448"/> </text:p>
      <text:p text:style-name="P23">Як було уже неодноразово вказано у цьому вступі моїм бачення для першого видання було триматися <text:span text:style-name="T21">концептів радше ніж зосередитись на якійсь новій технології. Хоч я й не відхиляюсь від цьго бачення у цьому видані буде предствлено більше “контр арнументів” ніж було в попередніх виданнях. Я маю на увазі що хоч ООП і є найбільшим гравцем в місті та все ж не єдиним.</text:span></text:p>
      <text:p text:style-name="P24"><text:span text:style-name="T21">Оскільки перше видання було видане у 1999 році, баато технологій з’явилось й багато зникло станом на сьогодні. Тоді Java була новою та основною ОО мовою. Веб сторінки скоро стали б частиною щоденного життя та бізнесу. </text:span><text:span text:style-name="T22">Ми усі знаємо наскільки розповсюдженими стали мобільні девайси. Протягом минулих 20 років розробники ПЗ зустріли на своєму шляху XML, JSON, CSS, XSLT, SOAP та RESTful Web Services. Андроїд прилади використовують Java й тепер kotlin у той час як iOS <text:s/>прилади використовують Objective-C й Swift.</text:span></text:p>
      <text:p text:style-name="P25"><text:span text:style-name="T22">Я намагаюсь сказати що протягом останніх 20-ти років ми з ентузіазмо сприйняли багато технологій. </text:span><text:span text:style-name="T23">Моя основна ціль для цього видання – узагальнити усе це до оригінального призначення першої частини, базові об’єкто-орієнтовані концепти. Мені подобається думати що хоч який успіх мало перше видання був спричинений тим що воно зосереджувалось на фундаментальних концептах. В певному розумінні ми пройшли повне коло, оскільки це видання інкапсулює всі вище згадані технології.</text:span></text:p>
      <text:p text:style-name="P26">Врешті концепт який узагальнює це все в методологічний дизайн репрезентований в SOLID. Який мов ниткою тягнеться в усіх розділах цієї книжки.</text:p>
      <text:p text:style-name="P26">П’ять SOLID принципів:</text:p>
      <text:list text:style-name="L1">
        <text:list-item>
          <text:p text:style-name="P27">SRP – <text:span text:style-name="T23">принцип індивідуальної відповідальності </text:span><text:span text:style-name="T24">(Single Responsibility Principle)</text:span></text:p>
        </text:list-item>
        <text:list-item>
          <text:p text:style-name="P27">OCP – <text:span text:style-name="T24">відчинений/зачинений принцип (Open/Close Principle)</text:span></text:p>
        </text:list-item>
        <text:list-item>
          <text:p text:style-name="P27">LSP – <text:span text:style-name="T24">принцип підстановки ліскова (Liskov Substitution Principle)</text:span></text:p>
        </text:list-item>
        <text:list-item>
          <text:p text:style-name="P27">IPS – <text:span text:style-name="T24">принцип поділу інтерфейсу (Interface Segregation Principle)</text:span></text:p>
        </text:list-item>
        <text:list-item>
          <text:p text:style-name="P27">DIP – <text:span text:style-name="T16">принцип оберненої залежності(Dependency Inversion Principle)</text:span></text:p>
        </text:list-item>
      </text:list>
      <text:p text:style-name="P28">Перші 9 розділів йдеться про те що я вважаю класичними ООП концептами. В останніх трьох йдеться про дизайн паттернів, <text:soft-page-break/>уникання залежностей та SOLID базуються на класичних принципах й показують хорошу методологію.</text:p>
      <text:p text:style-name="P29"/>
      <text:p text:style-name="P30">Цільова аудиторія</text:p>
      <text:p text:style-name="P31"/>
      <text:p text:style-name="P28">Зараз ви читаєте загальний вступ до класичних концептів ООП.Термін концепт є важливим, адже хоч код і використовується <text:span text:style-name="T25">для закріплення концептів, основним фокусом цього видання є саме концепти й його мета навчити читача мислити в такому стилі. Також важливо розуміти що ООП не ООП не представляє окрему пардигму як багато хто вважа, а є всього лиш частиною великого набору інструментів доступних сучасним розробникам.</text:span></text:p>
      <text:p text:style-name="P32">В ча<text:span text:style-name="T26">с</text:span>и <text:span text:style-name="T26">написання </text:span>першого видання, 1995 рік, ООП ще перебувало в зародковому стані.Я кажу це тому що крім кишень ОО мов як Smalltalk на ринку не було жодних справді ОО мов. С++, яка не примушує використовувати ООП, була омновною мовою на основі с. <text:span text:style-name="T26">Перша версія java з’явилась у 1996, а C# у 2002. Праду кажучи к 1999 коли й вийшло перше видання цієї книги не було жодної певності в тому що ООП стано однією з провідних парадигм у програмуванні. Незважаючи на теперішню домінантну позицію ООП, все ж є кілька прогалин в обороні на які все ж слід звернути увагу.</text:span></text:p>
      <text:p text:style-name="P33">Як наслідок аудиторія першого видання відрізняється від теперішньої.</text:p>
      <text:p text:style-name="P33">З 1995 до 2010, я фактично перевчав структурних програмістів мистецтву ООП. Більшість цих учні виросли з COBOL, FORTRUN, C та VB, і в закладах освіти і на роботі.<text:span text:style-name="T27">Тепер студенти випускаючись із закладів освіти, пишучи ігри, вебсайти й мобільні застосунки уже ознайомились з об’єкто-орієнтованими мовами. Як наслідо підхід цього видання значно відрізняється від підходу першого чи другого видання. Радше ніж навчати структурних програмістів використовувати ООП воно навчатиме розробників які виросли з ОО мовами.</text:span></text:p>
      <text:p text:style-name="P34">До цільової адотирії належать бізнесменни, дизайнери, програмісти, проєкт менеджери – коротко кажучи усі хто хочуть зрозуміти що таке ООП і з чим його їдять. <text:span text:style-name="T28">Маю надію що прочитавши цю книгу ви отримаєте сильну базу з допомогою якої зможете краще розуміти інші джерела які покривають трохи складніші теми. </text:span></text:p>
      <text:p text:style-name="P34"/>
      <text:p text:style-name="P35"/>
      <text:p text:style-name="P36"><text:soft-page-break/>Використаний підхід</text:p>
      <text:p text:style-name="P37">Це вже очевидно що я вірю в опанування ООП концептів перш ніж поринути в мови програмування чи уніфіковані мови моделювання. Тут є купа прикладів коду та УММ діаграм, однак немає потреби знати конкретну мову чи УММ аби прочитати та зрозуміти цю книгу.Спочатку я казав про вивчення концептів у першу чергу, то чому ж тут так багато прикладів?</text:p>
      <text:p text:style-name="P38">По-перше код та УММ діаграми слугують чудовою ілюстрацією до наведених концептів. <text:span text:style-name="T29">По-друге на них треба звернути увагу, як на початковий рівень, адже вони є продовженням ОО процесів. Мете – не зосередитись на java, C# <text:s/>чи всяке таке, а використати їх як підтримку в розумінні концептів. </text:span></text:p>
      <text:p text:style-name="P39">Зверніть увагу мені дуже подобається використовувати УММ діаграми як допомогу в ілюструнні класів <text:s/>їх атрибутів та методів.Правду кажучи діаграми це єдині елементи УММ які використовуються в цій книжці. <text:span text:style-name="T30">Я вважаю що УММ діаграми пропонують хороший спосіб змоделювати концептуальну природу об’єктних методів. Я продовжую використовувати об’єктні моделі як освітній інструмент щоб проілюструвати дизайн сласів та як вони одне до одного відносяться.</text:span></text:p>
      <text:p text:style-name="P40">Код ілюструє такі концепти як функції та цикли однак розуміння власне коду не є обов’язковим для розуміння концептів. Джерело з синтаксисом конкретної мови може стати в нагоді якщо ви хочете детальніше розуміти код. Я не можу ствердити цього достатнього ця книжка не навчає java, C#, .NET, VB, .Net, objective-C або УММ. <text:span text:style-name="T31">Також важливо розуміти що ця книжка описує концепти і призначення прикладів не обов’язково щоб описати оптимальний спосіб реалізації класів, а радше освітня вправа для усприяння розумам про ОО концепти. Доприкладу очевидно що ви не створите багато моделей задопомогою пінгвінів та песиків на роботі, але це веселий спосіб продемонструвати концепт. Пам’ятаючи все вище сказане сподіваюсь що ця книжка пробудить ваш до інших ОО тем, таких як: ОО аналіз, об’єкто-орієнтований дизайн та ОО прогрмування.</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8T17:16:38.769369851</meta:creation-date>
    <dc:date>2025-09-10T16:33:37.039854677</dc:date>
    <meta:editing-duration>PT19M46S</meta:editing-duration>
    <meta:editing-cycles>4</meta:editing-cycles>
    <meta:generator>LibreOffice/25.8.1.1$Linux_X86_64 LibreOffice_project/580$Build-1</meta:generator>
    <meta:document-statistic meta:table-count="0" meta:image-count="0" meta:object-count="0" meta:page-count="12" meta:paragraph-count="45" meta:word-count="1565" meta:character-count="10877" meta:non-whitespace-character-count="9113"/>
  </office:meta>
</office:document-meta>
</file>